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oto Serif CJK KR" svg:font-family="Noto Serif CJK KR" style:font-family-generic="system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1pt" style:font-size-asian="11pt" style:font-size-complex="11pt"/>
    </style:style>
    <style:style style:name="P2" style:parent-style-name="Standard" style:family="paragraph">
      <style:text-properties fo:font-size="11pt" style:font-size-asian="11pt" style:font-size-complex="11pt"/>
    </style:style>
    <style:style style:name="P3" style:parent-style-name="Standard" style:family="paragraph">
      <style:text-properties fo:font-size="11pt" style:font-size-asian="11pt" style:font-size-complex="11pt" fo:background-color="#FFFFD7"/>
    </style:style>
    <style:style style:name="P4" style:parent-style-name="Standard" style:family="paragraph">
      <style:text-properties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 fo:background-color="#FFFFD7"/>
    </style:style>
    <style:style style:name="T9" style:parent-style-name="기본단락글꼴" style:family="text">
      <style:text-properties fo:font-size="11pt" style:font-size-asian="11pt" style:font-size-complex="11pt"/>
    </style:style>
    <style:style style:name="T10" style:parent-style-name="기본단락글꼴" style:family="text">
      <style:text-properties fo:font-size="11pt" style:font-size-asian="11pt" style:font-size-complex="11pt"/>
    </style:style>
    <style:style style:name="T11" style:parent-style-name="기본단락글꼴" style:family="text">
      <style:text-properties fo:font-size="11pt" style:font-size-asian="11pt" style:font-size-complex="11pt"/>
    </style:style>
    <style:style style:name="T12" style:parent-style-name="기본단락글꼴" style:family="text">
      <style:text-properties fo:font-size="11pt" style:font-size-asian="11pt" style:font-size-complex="11pt"/>
    </style:style>
    <style:style style:name="T13" style:parent-style-name="기본단락글꼴" style:family="text">
      <style:text-properties fo:font-size="11pt" style:font-size-asian="11pt" style:font-size-complex="11pt"/>
    </style:style>
    <style:style style:name="T14" style:parent-style-name="기본단락글꼴" style:family="text">
      <style:text-properties fo:font-size="11pt" style:font-size-asian="11pt" style:font-size-complex="11pt"/>
    </style:style>
    <style:style style:name="T15" style:parent-style-name="기본단락글꼴" style:family="text">
      <style:text-properties fo:font-size="11pt" style:font-size-asian="11pt" style:font-size-complex="11pt"/>
    </style:style>
    <style:style style:name="T16" style:parent-style-name="기본단락글꼴" style:family="text">
      <style:text-properties fo:font-size="11pt" style:font-size-asian="11pt" style:font-size-complex="11pt"/>
    </style:style>
    <style:style style:name="T17" style:parent-style-name="기본단락글꼴" style:family="text">
      <style:text-properties fo:font-size="11pt" style:font-size-asian="11pt" style:font-size-complex="11pt"/>
    </style:style>
    <style:style style:name="T18" style:parent-style-name="기본단락글꼴" style:family="text">
      <style:text-properties fo:font-size="11pt" style:font-size-asian="11pt" style:font-size-complex="11pt"/>
    </style:style>
    <style:style style:name="T19" style:parent-style-name="기본단락글꼴" style:family="text">
      <style:text-properties fo:font-size="11pt" style:font-size-asian="11pt" style:font-size-complex="11pt"/>
    </style:style>
    <style:style style:name="T20" style:parent-style-name="기본단락글꼴" style:family="text">
      <style:text-properties fo:font-size="11pt" style:font-size-asian="11pt" style:font-size-complex="11pt"/>
    </style:style>
    <style:style style:name="T21" style:parent-style-name="기본단락글꼴" style:family="text">
      <style:text-properties fo:font-size="11pt" style:font-size-asian="11pt" style:font-size-complex="11pt"/>
    </style:style>
    <style:style style:name="T22" style:parent-style-name="기본단락글꼴" style:family="text">
      <style:text-properties fo:font-size="11pt" style:font-size-asian="11pt" style:font-size-complex="11pt"/>
    </style:style>
    <style:style style:name="T23" style:parent-style-name="기본단락글꼴" style:family="text">
      <style:text-properties fo:font-size="11pt" style:font-size-asian="11pt" style:font-size-complex="11pt"/>
    </style:style>
    <style:style style:name="T24" style:parent-style-name="기본단락글꼴" style:family="text">
      <style:text-properties fo:font-size="11pt" style:font-size-asian="11pt" style:font-size-complex="11pt"/>
    </style:style>
    <style:style style:name="T25" style:parent-style-name="기본단락글꼴" style:family="text">
      <style:text-properties fo:font-size="11pt" style:font-size-asian="11pt" style:font-size-complex="11pt"/>
    </style:style>
    <style:style style:name="T26" style:parent-style-name="기본단락글꼴" style:family="text">
      <style:text-properties fo:font-size="11pt" style:font-size-asian="11pt" style:font-size-complex="11pt"/>
    </style:style>
    <style:style style:name="T27" style:parent-style-name="기본단락글꼴" style:family="text">
      <style:text-properties fo:font-size="11pt" style:font-size-asian="11pt" style:font-size-complex="11pt"/>
    </style:style>
    <style:style style:name="T28" style:parent-style-name="기본단락글꼴" style:family="text">
      <style:text-properties fo:font-size="11pt" style:font-size-asian="11pt" style:font-size-complex="11pt"/>
    </style:style>
    <style:style style:name="T29" style:parent-style-name="기본단락글꼴" style:family="text">
      <style:text-properties fo:font-size="11pt" style:font-size-asian="11pt" style:font-size-complex="11pt"/>
    </style:style>
    <style:style style:name="T30" style:parent-style-name="기본단락글꼴" style:family="text">
      <style:text-properties fo:font-size="11pt" style:font-size-asian="11pt" style:font-size-complex="11pt"/>
    </style:style>
    <style:style style:name="T31" style:parent-style-name="기본단락글꼴" style:family="text">
      <style:text-properties fo:font-size="11pt" style:font-size-asian="11pt" style:font-size-complex="11pt"/>
    </style:style>
    <style:style style:name="T32" style:parent-style-name="기본단락글꼴" style:family="text">
      <style:text-properties fo:font-size="11pt" style:font-size-asian="11pt" style:font-size-complex="11pt"/>
    </style:style>
    <style:style style:name="T33" style:parent-style-name="기본단락글꼴" style:family="text">
      <style:text-properties fo:font-size="11pt" style:font-size-asian="11pt" style:font-size-complex="11pt"/>
    </style:style>
    <style:style style:name="T34" style:parent-style-name="기본단락글꼴" style:family="text">
      <style:text-properties fo:font-size="11pt" style:font-size-asian="11pt" style:font-size-complex="11pt"/>
    </style:style>
    <style:style style:name="T35" style:parent-style-name="기본단락글꼴" style:family="text">
      <style:text-properties fo:font-size="11pt" style:font-size-asian="11pt" style:font-size-complex="11pt"/>
    </style:style>
    <style:style style:name="P36" style:parent-style-name="Standard" style:family="paragraph">
      <style:text-properties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 fo:background-color="#FFFFD7"/>
    </style:style>
    <style:style style:name="P38" style:parent-style-name="Standard" style:family="paragraph">
      <style:text-properties fo:font-size="11pt" style:font-size-asian="11pt" style:font-size-complex="11pt"/>
    </style:style>
    <style:style style:name="P39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40" style:parent-style-name="Standard" style:family="paragraph">
      <style:text-properties fo:font-size="11pt" style:font-size-asian="11pt" style:font-size-complex="11pt"/>
    </style:style>
    <style:style style:name="P41" style:parent-style-name="Standard" style:family="paragraph">
      <style:text-properties fo:font-size="11pt" style:font-size-asian="11pt" style:font-size-complex="11pt"/>
    </style:style>
    <style:style style:name="P42" style:parent-style-name="Standard" style:family="paragraph">
      <style:text-properties fo:font-size="11pt" style:font-size-asian="11pt" style:font-size-complex="11pt"/>
    </style:style>
    <style:style style:name="P43" style:parent-style-name="Standard" style:family="paragraph">
      <style:text-properties fo:font-size="11pt" style:font-size-asian="11pt" style:font-size-complex="11pt"/>
    </style:style>
    <style:style style:name="P44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45" style:parent-style-name="Standard" style:list-style-name="LFO1" style:family="paragraph">
      <style:text-properties fo:font-size="11pt" style:font-size-asian="11pt" style:font-size-complex="11pt"/>
    </style:style>
    <style:style style:name="P46" style:parent-style-name="Standard" style:list-style-name="LFO1" style:family="paragraph">
      <style:text-properties fo:font-size="11pt" style:font-size-asian="11pt" style:font-size-complex="11pt"/>
    </style:style>
    <style:style style:name="P47" style:parent-style-name="Standard" style:list-style-name="LFO1" style:family="paragraph">
      <style:text-properties fo:font-size="11pt" style:font-size-asian="11pt" style:font-size-complex="11pt"/>
    </style:style>
    <style:style style:name="P48" style:parent-style-name="Standard" style:list-style-name="LFO1" style:family="paragraph">
      <style:text-properties fo:font-size="11pt" style:font-size-asian="11pt" style:font-size-complex="11pt"/>
    </style:style>
    <style:style style:name="P49" style:parent-style-name="Standard" style:list-style-name="LFO1" style:family="paragraph">
      <style:text-properties fo:font-size="11pt" style:font-size-asian="11pt" style:font-size-complex="11pt"/>
    </style:style>
    <style:style style:name="P50" style:parent-style-name="Standard" style:list-style-name="LFO1" style:family="paragraph">
      <style:text-properties fo:font-size="11pt" style:font-size-asian="11pt" style:font-size-complex="11pt"/>
    </style:style>
    <style:style style:name="P51" style:parent-style-name="Standard" style:list-style-name="LFO1" style:family="paragraph">
      <style:text-properties fo:font-size="11pt" style:font-size-asian="11pt" style:font-size-complex="11pt"/>
    </style:style>
    <style:style style:name="P52" style:parent-style-name="Standard" style:list-style-name="LFO1" style:family="paragraph">
      <style:text-properties fo:font-size="11pt" style:font-size-asian="11pt" style:font-size-complex="11pt"/>
    </style:style>
    <style:style style:name="P53" style:parent-style-name="Standard" style:list-style-name="LFO1" style:family="paragraph">
      <style:text-properties fo:font-size="11pt" style:font-size-asian="11pt" style:font-size-complex="11pt"/>
    </style:style>
    <style:style style:name="P54" style:parent-style-name="Standard" style:family="paragraph">
      <style:text-properties fo:font-size="11pt" style:font-size-asian="11pt" style:font-size-complex="11pt"/>
    </style:style>
    <style:style style:name="P55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56" style:parent-style-name="Standard" style:family="paragraph">
      <style:text-properties fo:font-size="11pt" style:font-size-asian="11pt" style:font-size-complex="11pt"/>
    </style:style>
    <style:style style:name="P57" style:parent-style-name="Standard" style:family="paragraph">
      <style:text-properties fo:font-size="11pt" style:font-size-asian="11pt" style:font-size-complex="11pt"/>
    </style:style>
    <style:style style:name="P58" style:parent-style-name="Standard" style:family="paragraph">
      <style:text-properties fo:font-size="11pt" style:font-size-asian="11pt" style:font-size-complex="11pt"/>
    </style:style>
    <style:style style:name="P59" style:parent-style-name="Standard" style:family="paragraph">
      <style:text-properties fo:font-size="11pt" style:font-size-asian="11pt" style:font-size-complex="11pt"/>
    </style:style>
    <style:style style:name="P60" style:parent-style-name="Standard" style:family="paragraph">
      <style:text-properties fo:font-size="11pt" style:font-size-asian="11pt" style:font-size-complex="11pt"/>
    </style:style>
    <style:style style:name="P61" style:parent-style-name="Standard" style:family="paragraph">
      <style:text-properties fo:font-size="11pt" style:font-size-asian="11pt" style:font-size-complex="11pt"/>
    </style:style>
    <style:style style:name="P62" style:parent-style-name="Standard" style:family="paragraph">
      <style:text-properties fo:font-size="11pt" style:font-size-asian="11pt" style:font-size-complex="11pt"/>
    </style:style>
    <style:style style:name="P63" style:parent-style-name="Standard" style:family="paragraph">
      <style:text-properties fo:font-size="11pt" style:font-size-asian="11pt" style:font-size-complex="11pt"/>
    </style:style>
    <style:style style:name="P64" style:parent-style-name="Standard" style:family="paragraph">
      <style:text-properties fo:font-size="11pt" style:font-size-asian="11pt" style:font-size-complex="11pt"/>
    </style:style>
    <style:style style:name="T65" style:parent-style-name="기본단락글꼴" style:family="text">
      <style:text-properties fo:font-size="11pt" style:font-size-asian="11pt" style:font-size-complex="11pt"/>
    </style:style>
    <style:style style:name="T66" style:parent-style-name="기본단락글꼴" style:family="text">
      <style:text-properties fo:font-size="11pt" style:font-size-asian="11pt" style:font-size-complex="11pt"/>
    </style:style>
    <style:style style:name="T67" style:parent-style-name="기본단락글꼴" style:family="text">
      <style:text-properties fo:font-size="11pt" style:font-size-asian="11pt" style:font-size-complex="11pt"/>
    </style:style>
    <style:style style:name="T68" style:parent-style-name="기본단락글꼴" style:family="text">
      <style:text-properties fo:font-size="11pt" style:font-size-asian="11pt" style:font-size-complex="11pt"/>
    </style:style>
    <style:style style:name="T69" style:parent-style-name="기본단락글꼴" style:family="text">
      <style:text-properties fo:font-size="11pt" style:font-size-asian="11pt" style:font-size-complex="11pt"/>
    </style:style>
    <style:style style:name="T70" style:parent-style-name="기본단락글꼴" style:family="text">
      <style:text-properties fo:font-size="11pt" style:font-size-asian="11pt" style:font-size-complex="11pt"/>
    </style:style>
    <style:style style:name="T71" style:parent-style-name="기본단락글꼴" style:family="text">
      <style:text-properties fo:font-size="11pt" style:font-size-asian="11pt" style:font-size-complex="11pt"/>
    </style:style>
    <style:style style:name="T72" style:parent-style-name="기본단락글꼴" style:family="text">
      <style:text-properties fo:font-size="11pt" style:font-size-asian="11pt" style:font-size-complex="11pt"/>
    </style:style>
    <style:style style:name="T73" style:parent-style-name="기본단락글꼴" style:family="text">
      <style:text-properties fo:font-size="11pt" style:font-size-asian="11pt" style:font-size-complex="11pt"/>
    </style:style>
    <style:style style:name="T74" style:parent-style-name="기본단락글꼴" style:family="text">
      <style:text-properties fo:font-size="11pt" style:font-size-asian="11pt" style:font-size-complex="11pt"/>
    </style:style>
    <style:style style:name="T75" style:parent-style-name="기본단락글꼴" style:family="text">
      <style:text-properties fo:font-size="11pt" style:font-size-asian="11pt" style:font-size-complex="11pt"/>
    </style:style>
    <style:style style:name="T76" style:parent-style-name="기본단락글꼴" style:family="text">
      <style:text-properties fo:font-size="11pt" style:font-size-asian="11pt" style:font-size-complex="11pt"/>
    </style:style>
    <style:style style:name="T77" style:parent-style-name="기본단락글꼴" style:family="text">
      <style:text-properties fo:font-size="11pt" style:font-size-asian="11pt" style:font-size-complex="11pt"/>
    </style:style>
    <style:style style:name="T78" style:parent-style-name="기본단락글꼴" style:family="text">
      <style:text-properties fo:font-size="11pt" style:font-size-asian="11pt" style:font-size-complex="11pt"/>
    </style:style>
    <style:style style:name="T79" style:parent-style-name="기본단락글꼴" style:family="text">
      <style:text-properties fo:font-size="11pt" style:font-size-asian="11pt" style:font-size-complex="11pt"/>
    </style:style>
    <style:style style:name="T80" style:parent-style-name="기본단락글꼴" style:family="text">
      <style:text-properties fo:font-size="11pt" style:font-size-asian="11pt" style:font-size-complex="11pt"/>
    </style:style>
    <style:style style:name="T81" style:parent-style-name="기본단락글꼴" style:family="text">
      <style:text-properties fo:font-size="11pt" style:font-size-asian="11pt" style:font-size-complex="11pt"/>
    </style:style>
    <style:style style:name="T82" style:parent-style-name="기본단락글꼴" style:family="text">
      <style:text-properties fo:font-size="11pt" style:font-size-asian="11pt" style:font-size-complex="11pt"/>
    </style:style>
    <style:style style:name="T83" style:parent-style-name="기본단락글꼴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Git<text:s/>스터디(240928)</text:p>
      <text:p text:style-name="P2"/>
      <text:p text:style-name="P3">[아젠다]</text:p>
      <text:p text:style-name="P4">- Git과<text:s/>Github<text:s/>개념<text:s/>정리본<text:s/>발표<text:s/>및<text:s/>리뷰</text:p>
      <text:p text:style-name="P5">-<text:s/>팀원들과<text:s/>함께<text:s/>Git<text:s/>명령어<text:s/>학습<text:s/>&amp;<text:s/>실습<text:s/>(원격저장소<text:s/>연결)</text:p>
      <text:p text:style-name="P6">-<text:s/>각<text:s/>주<text:s/>과제<text:s/>선정<text:s/>기준<text:s/>및<text:s/>진행<text:s/>방식<text:s/>합의</text:p>
      <text:p text:style-name="P7"/>
      <text:p text:style-name="P8">[이전<text:s/>주<text:s/>과제]</text:p>
      <text:p text:style-name="Standard"><text:span text:style-name="T9">-<text:s/></text:span><text:a xlink:href="https://www.inflearn.com/course/깃-기초부터-협업-활용" office:target-frame-name="_top" xlink:show="replace"><text:span text:style-name="T10">&lt;</text:span><text:span text:style-name="T11">직접</text:span><text:span text:style-name="T12"><text:s/></text:span><text:span text:style-name="T13">활용할</text:span><text:span text:style-name="T14"><text:s/></text:span><text:span text:style-name="T15">수</text:span><text:span text:style-name="T16"><text:s/></text:span><text:span text:style-name="T17">있는</text:span><text:span text:style-name="T18"><text:s/>Git</text:span><text:span text:style-name="T19">과</text:span><text:span text:style-name="T20"><text:s/>Github -<text:s/></text:span><text:span text:style-name="T21">기초부터</text:span><text:span text:style-name="T22"><text:s/></text:span><text:span text:style-name="T23">협업까지</text:span><text:span text:style-name="T24">&gt;<text:s/></text:span></text:a><text:span text:style-name="T25">강의</text:span><text:span text:style-name="T26"><text:s/></text:span><text:span text:style-name="T27">완강</text:span></text:p>
      <text:p text:style-name="Standard"><text:span text:style-name="T28">-<text:s/></text:span><text:a xlink:href="https://github.com/KennethanCeyer/tutorial-git" office:target-frame-name="_top" xlink:show="replace"><text:span text:style-name="T29">깃</text:span><text:span text:style-name="T30"><text:s/></text:span><text:span text:style-name="T31">설명</text:span><text:span text:style-name="T32"><text:s/></text:span><text:span text:style-name="T33">문서</text:span></text:a><text:span text:style-name="T34"><text:s/></text:span><text:span text:style-name="T35">완독</text:span></text:p>
      <text:p text:style-name="P36"/>
      <text:p text:style-name="P37">[학습<text:s/>내용]</text:p>
      <text:p text:style-name="P38"/>
      <text:p text:style-name="P39">1.<text:s/>정의</text:p>
      <text:p text:style-name="P40">Git:<text:s/>코드를<text:s/>관리하기<text:s/>위한<text:s/>소프트웨어이자<text:s/>도구(형상관리<text:s/>툴)</text:p>
      <text:p text:style-name="P41">Github:<text:s/>코드를<text:s/>온라인에<text:s/>저장할<text:s/>수<text:s/>있는<text:s/>온라인<text:s/>저장소.</text:p>
      <text:p text:style-name="P42">*Sourcetree<text:s/>등<text:s/>GUI<text:s/>툴로<text:s/>명령어를<text:s/>직접<text:s/>치지<text:s/>않고<text:s/>버튼을<text:s/>통해서<text:s/>관리할<text:s/>수도<text:s/>있음</text:p>
      <text:p text:style-name="P43"/>
      <text:p text:style-name="P44">2.<text:s/>주요<text:s/>개념</text:p>
      <text:list text:style-name="LFO1" text:continue-numbering="true">
        <text:list-item>
          <text:p text:style-name="P45">branch :<text:s/>현재<text:s/>작업을<text:s/>하고<text:s/>있는<text:s/>위치이자<text:s/>작업의<text:s/>줄기로,<text:s/>각각의<text:s/>Branch는<text:s/>작업<text:s/>영역이<text:s/>독립적임.<text:s/>그<text:s/>중<text:s/>핵심<text:s/>작업의<text:s/>줄기가<text:s/>마스터<text:s/>브랜치로,<text:s/>이는<text:s/>해당<text:s/>서비스의<text:s/>소스코드로<text:s/>사용이<text:s/>되기<text:s/>때문에<text:s/>건들면<text:s/>안됨</text:p>
        </text:list-item>
        <text:list-item>
          <text:p text:style-name="P46">Merge :<text:s/>메인<text:s/>브랜치<text:s/>혹은<text:s/>다른<text:s/>브랜치와<text:s/>병합하기</text:p>
        </text:list-item>
        <text:list-item>
          <text:p text:style-name="P47">PR(Pull Request) :<text:s/>작업<text:s/>브랜치에서<text:s/>발생한<text:s/>변경사항을<text:s/>마스터<text:s/>브랜치와<text:s/>합치기(merge)하기<text:s/>위해서<text:s/>깃헙에서<text:s/>협업자들에게<text:s text:c="2"/>동의를<text:s/>구하고<text:s/>코드<text:s/>리뷰를<text:s/>받는<text:s/>과정</text:p>
        </text:list-item>
        <text:list-item>
          <text:p text:style-name="P48">clone :<text:s/>원격저장소(깃헙)의<text:s/>파일을<text:s/>컴퓨터(로컬)로<text:s/>복사해옴</text:p>
        </text:list-item>
        <text:list-item>
          <text:p text:style-name="P49">fork :<text:s/>특정<text:s/>작업을<text:s/>위해<text:s/>마스터<text:s/>브랜치에서<text:s/>갈라나오기</text:p>
        </text:list-item>
        <text:list-item>
          <text:p text:style-name="P50">pull :<text:s/>상대방이<text:s/>커밋하여<text:s/>마스터<text:s/>브랜치에<text:s/>병합한<text:s/>코드를<text:s/>업데이트</text:p>
        </text:list-item>
        <text:list-item>
          <text:p text:style-name="P51">push :<text:s/>내가<text:s/>작업<text:s/>브랜치에서<text:s/>변경<text:s/>+<text:s/>커밋한<text:s/>코드를<text:s/>마스터<text:s/>브랜치와<text:s/>병합하기<text:s/>위한<text:s/>작업</text:p>
        </text:list-item>
        <text:list-item>
          <text:p text:style-name="P52">rebase:<text:s/>커밋의<text:s/>위치를<text:s/>재배치(rebase)하는<text:s/>작업으로,<text:s/>마스터<text:s/>브랜치로<text:s/>머지<text:s/>시<text:s/>충돌<text:s/>문제<text:s/>해결</text:p>
        </text:list-item>
        <text:list-item>
          <text:p text:style-name="P53">stash :<text:s/>커밋<text:s/>전<text:s/>현재<text:s/>작업<text:s/>내용을<text:s/>임시<text:s/>저장하는<text:s/>기능.<text:s/>커밋하지<text:s/>않고도<text:s/>마스터<text:s/>브랜치로<text:s/>이동할<text:s/>수<text:s/>있으며<text:s/>변경사항을<text:s/>원할<text:s/>때<text:s/>불러올<text:s/>수<text:s/>있음<text:s text:c="2"/></text:p>
        </text:list-item>
      </text:list>
      <text:p text:style-name="P54"/>
      <text:p text:style-name="P55">3.<text:s/>활용<text:s/>플로우</text:p>
      <text:p text:style-name="P56">1) [github] -<text:s/>개발<text:s/>진행할<text:s/>레파지토리<text:s/>fork</text:p>
      <text:p text:style-name="P57">2) [로컬] - fork<text:s/>한<text:s/>레파지토리를<text:s/>로컬로<text:s/>clone</text:p>
      <text:p text:style-name="P58">3) [로컬] - remote<text:s/>명령어를<text:s/>통해서<text:s/>upstream<text:s/>생성</text:p>
      <text:p text:style-name="P59">4) [로컬] - remote(원격지)의<text:s/>origin, upstream<text:s/>확인</text:p>
      <text:p text:style-name="P60">5) [github] -<text:s/>개발<text:s/>프로젝트<text:s/>내<text:s/>작업할<text:s/>issue<text:s/>생성</text:p>
      <text:p text:style-name="P61">6) [로컬] -<text:s/>작업<text:s/>브랜치<text:s/>생성</text:p>
      <text:soft-page-break/>
      <text:p text:style-name="P62">7) [로컬] -<text:s/>작업<text:s/>브랜치<text:s/>내에서<text:s/>작업<text:s/>후<text:s/>커밋<text:s/>생성</text:p>
      <text:p text:style-name="P63">8) [로컬] -<text:s/>내<text:s/>레파지토리(origin)로<text:s/>push</text:p>
      <text:p text:style-name="P64">9) [github] - PR<text:s/>생성<text:s/>후<text:s/>merge<text:s/>완료</text:p>
      <text:p text:style-name="Standard"><text:span text:style-name="T65">10) [</text:span><text:span text:style-name="T66">로컬</text:span><text:span text:style-name="T67">] - master<text:s/></text:span><text:span text:style-name="T68">브랜치</text:span><text:span text:style-name="T69"><text:s/>upstream pull<text:s/></text:span><text:span text:style-name="T70">진행</text:span><text:span text:style-name="T71"><text:s/></text:span><text:span text:style-name="T72">후</text:span><text:span text:style-name="T73">, origin</text:span><text:span text:style-name="T74">의</text:span><text:span text:style-name="T75"><text:s/>master push<text:s/></text:span><text:span text:style-name="T76">진행</text:span><text:span text:style-name="T77"><text:s/>(origin<text:s/></text:span><text:span text:style-name="T78">최신</text:span><text:span text:style-name="T79"><text:s/></text:span><text:span text:style-name="T80">소스</text:span><text:span text:style-name="T81"><text:s/></text:span><text:span text:style-name="T82">유지</text:span><text:span text:style-name="T83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oto Serif CJK KR" svg:font-family="Noto Serif CJK KR" style:font-family-generic="system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KR" svg:font-family="Noto Sans CJK KR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oto Serif CJK KR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K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지희 한</dc:creator>
    <meta:creation-date>2024-09-28T11:14:00Z</meta:creation-date>
    <dc:date>2024-10-06T07:17:00Z</dc:date>
    <meta:template xlink:href="Normal" xlink:type="simple"/>
    <meta:editing-cycles>2</meta:editing-cycles>
    <meta:editing-duration>PT120S</meta:editing-duration>
    <meta:document-statistic meta:page-count="2" meta:paragraph-count="2" meta:word-count="210" meta:character-count="1409" meta:row-count="10" meta:non-whitespace-character-count="1201"/>
  </office:meta>
</office:document-meta>
</file>